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48c" officeooo:paragraph-rsid="0006748c"/>
    </style:style>
    <style:style style:name="P2" style:family="paragraph" style:parent-style-name="Standard">
      <style:text-properties officeooo:rsid="0006748c" officeooo:paragraph-rsid="000777f4"/>
    </style:style>
    <style:style style:name="P3" style:family="paragraph" style:parent-style-name="Standard">
      <style:paragraph-properties fo:text-align="start" style:justify-single-word="false"/>
      <style:text-properties officeooo:rsid="0006748c" officeooo:paragraph-rsid="000d8999"/>
    </style:style>
    <style:style style:name="P4" style:family="paragraph" style:parent-style-name="Standard">
      <style:text-properties style:font-name="Liberation Serif" officeooo:rsid="0006748c" officeooo:paragraph-rsid="000777f4"/>
    </style:style>
    <style:style style:name="P5" style:family="paragraph" style:parent-style-name="Standard">
      <style:text-properties style:font-name="Liberation Serif" officeooo:rsid="000777f4" officeooo:paragraph-rsid="000777f4"/>
    </style:style>
    <style:style style:name="P6" style:family="paragraph" style:parent-style-name="Standard">
      <style:text-properties style:font-name="Liberation Serif" officeooo:paragraph-rsid="000777f4"/>
    </style:style>
    <style:style style:name="P7" style:family="paragraph" style:parent-style-name="Standard">
      <style:text-properties style:font-name="Liberation Serif" fo:font-weight="bold" officeooo:paragraph-rsid="000777f4" style:font-weight-asian="bold" style:font-weight-complex="bold"/>
    </style:style>
    <style:style style:name="P8" style:family="paragraph" style:parent-style-name="Standard">
      <style:text-properties style:font-name="Liberation Serif" fo:font-size="12pt" fo:font-style="normal" fo:font-weight="bold" officeooo:rsid="0006748c" officeooo:paragraph-rsid="0010d257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fo:font-weight="bold" officeooo:rsid="0010d257" officeooo:paragraph-rsid="0010d257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Liberation Serif" fo:font-size="12pt" fo:font-style="normal" fo:font-weight="bold" officeooo:rsid="0011692b" officeooo:paragraph-rsid="0011692b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Liberation Serif" fo:font-size="12pt" fo:font-style="normal" fo:font-weight="bold" officeooo:rsid="0011e71c" officeooo:paragraph-rsid="0011e71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Liberation Serif" fo:font-size="12pt" fo:font-style="normal" fo:font-weight="bold" officeooo:rsid="0013f9e0" officeooo:paragraph-rsid="0013f9e0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Liberation Serif" fo:font-size="12pt" fo:font-style="normal" fo:font-weight="bold" officeooo:rsid="0015b6a3" officeooo:paragraph-rsid="0015b6a3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Liberation Serif" fo:font-size="12pt" fo:font-style="normal" fo:font-weight="bold" officeooo:rsid="0016c184" officeooo:paragraph-rsid="0018b35c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fo:font-size="12pt" fo:font-style="normal" fo:font-weight="bold" officeooo:rsid="0016c184" officeooo:paragraph-rsid="0016c184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Liberation Serif" fo:font-size="12pt" fo:font-style="normal" fo:font-weight="bold" officeooo:rsid="001a3888" officeooo:paragraph-rsid="001a388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Liberation Serif" fo:font-size="12pt" fo:font-style="normal" fo:font-weight="bold" officeooo:rsid="001b84fe" officeooo:paragraph-rsid="001b84f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Liberation Serif" fo:font-size="12pt" fo:font-style="normal" fo:font-weight="bold" officeooo:rsid="001d7472" officeooo:paragraph-rsid="001d7472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Liberation Serif" fo:font-size="12pt" fo:font-style="normal" fo:font-weight="bold" officeooo:rsid="001eede3" officeooo:paragraph-rsid="001eede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Liberation Serif" fo:font-size="12pt" fo:font-style="normal" fo:font-weight="bold" officeooo:rsid="00206955" officeooo:paragraph-rsid="0020695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Liberation Serif" fo:font-size="12pt" fo:font-style="normal" fo:font-weight="bold" officeooo:rsid="00179edc" officeooo:paragraph-rsid="00179edc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font-name="Liberation Serif" fo:font-size="12pt" fo:font-style="normal" fo:font-weight="bold" officeooo:rsid="000aed48" officeooo:paragraph-rsid="000b9454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ize="12pt" fo:font-style="normal" fo:font-weight="bold" officeooo:rsid="000b9454" officeooo:paragraph-rsid="000d8999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Serif" fo:font-size="12pt" fo:font-style="normal" fo:font-weight="bold" officeooo:rsid="000f72a2" officeooo:paragraph-rsid="000f72a2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Liberation Serif" fo:font-size="12pt" fo:font-style="normal" fo:font-weight="bold" officeooo:rsid="00100862" officeooo:paragraph-rsid="00100862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Liberation Serif" fo:font-size="12pt" fo:font-style="normal" fo:font-weight="normal" officeooo:rsid="0010d257" officeooo:paragraph-rsid="0010d25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iberation Serif" fo:font-size="12pt" fo:font-style="normal" fo:font-weight="normal" officeooo:rsid="0011692b" officeooo:paragraph-rsid="0011692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iberation Serif" fo:font-size="12pt" fo:font-style="normal" fo:font-weight="normal" officeooo:rsid="0011e71c" officeooo:paragraph-rsid="0011e71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rsid="0015b6a3" officeooo:paragraph-rsid="0015b6a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erif" fo:font-size="12pt" fo:font-style="normal" fo:font-weight="normal" officeooo:rsid="0015b6a3" officeooo:paragraph-rsid="0018b35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erif" fo:font-size="12pt" fo:font-style="normal" fo:font-weight="normal" officeooo:rsid="0016c184" officeooo:paragraph-rsid="0018b35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179edc" officeooo:paragraph-rsid="00179ed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erif" fo:font-size="12pt" fo:font-style="normal" fo:font-weight="normal" officeooo:rsid="001d7472" officeooo:paragraph-rsid="001d747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erif" fo:font-size="12pt" fo:font-style="normal" fo:font-weight="normal" officeooo:rsid="00206955" officeooo:paragraph-rsid="0020695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" fo:font-size="12pt" fo:font-style="normal" fo:font-weight="normal" officeooo:rsid="00135055" officeooo:paragraph-rsid="0011e71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font-style="normal" fo:font-weight="normal" officeooo:rsid="001a3888" officeooo:paragraph-rsid="001a388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21b948" officeooo:paragraph-rsid="0021b94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0b9454" officeooo:paragraph-rsid="000b9454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Liberation Serif" fo:font-size="12pt" fo:font-style="normal" fo:font-weight="normal" officeooo:rsid="000d8999" officeooo:paragraph-rsid="000d899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Liberation Serif" fo:font-size="12pt" fo:font-style="normal" fo:font-weight="normal" officeooo:rsid="000f72a2" officeooo:paragraph-rsid="000f72a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Liberation Serif" fo:font-size="12pt" fo:font-style="normal" fo:font-weight="normal" officeooo:rsid="00100862" officeooo:paragraph-rsid="0010086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Liberation Serif" fo:font-size="12pt" officeooo:paragraph-rsid="000777f4"/>
    </style:style>
    <style:style style:name="P43" style:family="paragraph" style:parent-style-name="Standard">
      <style:text-properties style:font-name="Liberation Serif" fo:font-size="12pt" officeooo:rsid="000aed48" officeooo:paragraph-rsid="000777f4"/>
    </style:style>
    <style:style style:name="P44" style:family="paragraph" style:parent-style-name="Standard">
      <style:text-properties style:font-name="Liberation Serif" fo:font-size="12pt" officeooo:rsid="000aed48" officeooo:paragraph-rsid="000aed48"/>
    </style:style>
    <style:style style:name="P45" style:family="paragraph" style:parent-style-name="Standard">
      <style:text-properties style:font-name="Liberation Serif" fo:font-size="12pt" fo:font-weight="bold" officeooo:rsid="000aed48" officeooo:paragraph-rsid="000aed48" style:font-weight-asian="bold" style:font-weight-complex="bold"/>
    </style:style>
    <style:style style:name="P46" style:family="paragraph" style:parent-style-name="Standard">
      <style:text-properties style:font-name="Liberation Serif" fo:font-size="12pt" fo:font-weight="bold" officeooo:paragraph-rsid="00100862" style:font-weight-asian="bold" style:font-weight-complex="bold"/>
    </style:style>
    <style:style style:name="P47" style:family="paragraph" style:parent-style-name="Standard">
      <style:text-properties style:font-name="Liberation Serif" fo:font-size="12pt" fo:font-weight="normal" officeooo:rsid="000b9454" officeooo:paragraph-rsid="000b9454" style:font-weight-asian="normal" style:font-weight-complex="normal"/>
    </style:style>
    <style:style style:name="P48" style:family="paragraph" style:parent-style-name="Standard">
      <style:text-properties officeooo:paragraph-rsid="000f72a2"/>
    </style:style>
    <style:style style:name="P49" style:family="paragraph" style:parent-style-name="Standard">
      <style:text-properties fo:font-style="normal" officeooo:rsid="000f72a2" officeooo:paragraph-rsid="000f72a2" style:font-style-asian="normal" style:font-style-complex="normal"/>
    </style:style>
    <style:style style:name="P50" style:family="paragraph" style:parent-style-name="Standard">
      <style:text-properties fo:font-style="normal" officeooo:rsid="00100862" officeooo:paragraph-rsid="000777f4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  <style:text-properties fo:font-size="14pt" fo:font-weight="bold" officeooo:rsid="0006748c" officeooo:paragraph-rsid="000d8999" style:font-size-asian="14pt" style:font-weight-asian="bold" style:font-size-complex="14pt" style:font-weight-complex="bold"/>
    </style:style>
    <style:style style:name="T1" style:family="text">
      <style:text-properties officeooo:rsid="000777f4"/>
    </style:style>
    <style:style style:name="T2" style:family="text">
      <style:text-properties style:font-name="monospace" fo:font-size="9.75pt"/>
    </style:style>
    <style:style style:name="T3" style:family="text">
      <style:text-properties fo:font-size="12pt"/>
    </style:style>
    <style:style style:name="T4" style:family="text">
      <style:text-properties style:font-name="Liberation Serif" fo:font-size="12pt"/>
    </style:style>
    <style:style style:name="T5" style:family="text">
      <style:text-properties style:font-name="Liberation Serif" fo:font-size="12pt" officeooo:rsid="000aed48"/>
    </style:style>
    <style:style style:name="T6" style:family="text">
      <style:text-properties style:font-name="Liberation Serif" fo:font-size="12pt" fo:font-style="normal" fo:font-weight="bold" officeooo:rsid="000aed48" style:font-style-asian="normal" style:font-weight-asian="bold" style:font-style-complex="normal" style:font-weight-complex="bold"/>
    </style:style>
    <style:style style:name="T7" style:family="text">
      <style:text-properties style:font-name="Liberation Serif" fo:font-size="12pt" fo:font-style="normal" fo:font-weight="normal" officeooo:rsid="000d8999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ize="12pt" fo:font-style="normal" fo:font-weight="normal" officeooo:rsid="000f72a2" style:font-style-asian="normal" style:font-weight-asian="normal" style:font-style-complex="normal" style:font-weight-complex="normal"/>
    </style:style>
    <style:style style:name="T9" style:family="text">
      <style:text-properties style:font-name="Liberation Serif" fo:font-size="12pt" fo:font-style="italic" officeooo:rsid="000aed48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e71c" style:font-weight-asian="normal" style:font-weight-complex="normal"/>
    </style:style>
    <style:style style:name="T12" style:family="text">
      <style:text-properties fo:font-weight="normal" officeooo:rsid="00135055" style:font-weight-asian="normal" style:font-weight-complex="normal"/>
    </style:style>
    <style:style style:name="T13" style:family="text">
      <style:text-properties fo:font-weight="normal" officeooo:rsid="0013f9e0" style:font-weight-asian="normal" style:font-weight-complex="normal"/>
    </style:style>
    <style:style style:name="T14" style:family="text">
      <style:text-properties fo:font-weight="normal" officeooo:rsid="001b84fe" style:font-weight-asian="normal" style:font-weight-complex="normal"/>
    </style:style>
    <style:style style:name="T15" style:family="text">
      <style:text-properties officeooo:rsid="0013f9e0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8b35c" style:font-weight-asian="bold" style:font-weight-complex="bold"/>
    </style:style>
    <style:style style:name="T18" style:family="text">
      <style:text-properties officeooo:rsid="00179edc"/>
    </style:style>
    <style:style style:name="T19" style:family="text">
      <style:text-properties officeooo:rsid="0018b35c"/>
    </style:style>
    <style:style style:name="T20" style:family="text">
      <style:text-properties officeooo:rsid="00230a38"/>
    </style:style>
    <style:style style:name="T21" style:family="text">
      <style:text-properties officeooo:rsid="0025cac9"/>
    </style:style>
    <style:style style:name="T22" style:family="text">
      <style:text-properties officeooo:rsid="0027735b"/>
    </style:style>
    <style:style style:name="T23" style:family="text">
      <style:text-properties officeooo:rsid="002789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Creating a virtual server</text:p>
      <text:p text:style-name="P51"/>
      <text:p text:style-name="P3">1. Follow VirtualMachine Install wizard prompts</text:p>
      <text:p text:style-name="P1"/>
      <text:p text:style-name="P2">2. <text:span text:style-name="T1">use alt-f2 to open a second terminal window</text:span></text:p>
      <text:p text:style-name="P4"/>
      <text:p text:style-name="P5">3. login</text:p>
      <text:p text:style-name="P5"/>
      <text:p text:style-name="P5">4. update and upgrade</text:p>
      <text:p text:style-name="P5"/>
      <text:p text:style-name="P5">5. install ifupdown</text:p>
      <text:p text:style-name="P5"/>
      <text:p text:style-name="P6"><text:span text:style-name="T1">6. </text:span><text:span text:style-name="T3">Edit</text:span> <text:span text:style-name="T3">the</text:span> <text:span text:style-name="T3">configuration</text:span> <text:span text:style-name="T3">file</text:span> <text:span text:style-name="T3">/etc/netplan/50-cloud-init.yaml</text:span> <text:span text:style-name="T3">to</text:span> <text:span text:style-name="T3">disable</text:span> <text:span text:style-name="T3">netplan</text:span></text:p>
      <text:p text:style-name="P7"><text:span text:style-name="T2">network: {config: disabled}</text:span><text:span text:style-name="T3"><text:line-break/></text:span><text:span text:style-name="T2">#network:</text:span><text:span text:style-name="T3"><text:line-break/></text:span><text:span text:style-name="T2">#</text:span><text:span text:style-name="T3"> </text:span><text:span text:style-name="T2">ethernets:</text:span><text:span text:style-name="T3"><text:line-break/></text:span><text:span text:style-name="T2">#</text:span><text:span text:style-name="T3"> </text:span><text:span text:style-name="T2">enp0s3:</text:span><text:span text:style-name="T3"><text:line-break/></text:span><text:span text:style-name="T2">#</text:span><text:span text:style-name="T3"> </text:span><text:span text:style-name="T2">dhcp4: true</text:span><text:span text:style-name="T3"><text:line-break/></text:span><text:span text:style-name="T2">#</text:span><text:span text:style-name="T3"> </text:span><text:span text:style-name="T2">version 2</text:span></text:p>
      <text:p text:style-name="P42">Basically we uncomment the line for disabling the network and comment out the lines<text:line-break/>that set up the network interface enp0s3</text:p>
      <text:p text:style-name="P43"/>
      <text:p text:style-name="P44">7. Uncomment the line</text:p>
      <text:p text:style-name="P45">#GRUB_TERMINAL=console</text:p>
      <text:p text:style-name="P47">from the grub file</text:p>
      <text:p text:style-name="P22">sudo nano -w /etc/default/grub</text:p>
      <text:p text:style-name="P22"/>
      <text:p text:style-name="P38">8. Add this line</text:p>
      <text:p text:style-name="P22">blacklist vga16fb</text:p>
      <text:p text:style-name="P38">to the blacklist-framebuffer file</text:p>
      <text:p text:style-name="P23">sudo nano -w /etc/modprobe.d/blacklist-framebuffer.conf</text:p>
      <text:p text:style-name="P23"/>
      <text:p text:style-name="P39">9. sudo reboot</text:p>
      <text:p text:style-name="P39"/>
      <text:p text:style-name="P48"><text:span text:style-name="T7">10. </text:span><text:span text:style-name="T8">Run this command to disable cloud-init</text:span></text:p>
      <text:p text:style-name="P48"><text:span text:style-name="T6">sudo touch /etc/cloud/cloud-init.disabled</text:span><text:span text:style-name="T9"><text:line-break/></text:span></text:p>
      <text:p text:style-name="P49"><text:span text:style-name="T5">1</text:span><text:span text:style-name="T4">1. <text:s/>Ensure enp0s3 is not UP and has no ipv4 or ipv6 address</text:span></text:p>
      <text:p text:style-name="P24">ifconfig enp0s3</text:p>
      <text:p text:style-name="P24"/>
      <text:p text:style-name="P40">12. Rename the enp0s3 interface by creating a 70-newName.link file, with the contents;</text:p>
      <text:p text:style-name="P24">[Match]</text:p>
      <text:p text:style-name="P24">MACAddress=enp0s3MAC<text:span text:style-name="T22">address</text:span></text:p>
      <text:p text:style-name="P24"/>
      <text:p text:style-name="P24">[Link]</text:p>
      <text:p text:style-name="P24">Name=newName</text:p>
      <text:p text:style-name="P24"/>
      <text:p text:style-name="P41">13. Update system changes and reboot</text:p>
      <text:p text:style-name="P46">sudo update-initramfs -u</text:p>
      <text:p text:style-name="P25">sudo reboot</text:p>
      <text:p text:style-name="P25"/>
      <text:p text:style-name="P25"/>
      <text:p text:style-name="P41"><text:soft-page-break/>14. check enp0s3 has been renamed</text:p>
      <text:p text:style-name="P25">ifconfig -a</text:p>
      <text:p text:style-name="P25"/>
      <text:p text:style-name="P41">15. Alter this file</text:p>
      <text:p text:style-name="P25">sudo nano -w /etc/network/interfaces</text:p>
      <text:p text:style-name="P50">by adding the following cod<text:span text:style-name="T20">e</text:span></text:p>
      <text:p text:style-name="P8">auto lo<text:line-break/>iface lo inet loopback</text:p>
      <text:p text:style-name="P8"><text:line-break/>auto outside<text:line-break/>iface outside inet dhcp</text:p>
      <text:p text:style-name="P8"/>
      <text:p text:style-name="P26">16. Bring up the interface</text:p>
      <text:p text:style-name="P9">sudo ifup newName</text:p>
      <text:p text:style-name="P26"/>
      <text:p text:style-name="P27">17. reboot and check the network is now up and running</text:p>
      <text:p text:style-name="P10">sudo reboot</text:p>
      <text:p text:style-name="P10">ifconfig</text:p>
      <text:p text:style-name="P27"/>
      <text:p text:style-name="P10"><text:span text:style-name="T10">18. </text:span><text:span text:style-name="T11">In </text:span><text:span text:style-name="T13">the VirtualBox toolbar at the top of the screen, select;</text:span></text:p>
      <text:p text:style-name="P12"><text:span text:style-name="T13">D</text:span><text:span text:style-name="T10">evices -&gt; Insert Guest Additions CDImage,<text:line-break/>(Download if necessary) and insert the cd into the virtual drive.</text:span></text:p>
      <text:p text:style-name="P28"/>
      <text:p text:style-name="P28">19. Add the following line to fstab</text:p>
      <text:p text:style-name="P11">sudo nano -w /etc/fstab <text:span text:style-name="T10">//</text:span><text:span text:style-name="T12">open the file with sudo privilege</text:span></text:p>
      <text:p text:style-name="P11">/dev/<text:span text:style-name="T15">sr0</text:span> /cdrom iso9660 ro //<text:span text:style-name="T12">add this line</text:span></text:p>
      <text:p text:style-name="P35"/>
      <text:p text:style-name="P13"><text:span text:style-name="T12">2</text:span><text:span text:style-name="T10">0. Mount the drive</text:span></text:p>
      <text:p text:style-name="P13">sudo mount /cdrom</text:p>
      <text:p text:style-name="P13"/>
      <text:p text:style-name="P29">21. Check it worked, VboxLinuxAdditions.run should be shown when;</text:p>
      <text:p text:style-name="P13">ls /cdrom</text:p>
      <text:p text:style-name="P29">is run</text:p>
      <text:p text:style-name="P15"/>
      <text:p text:style-name="P32">22<text:span text:style-name="T16"> </text:span>Install <text:span text:style-name="T19">and make </text:span>perl <text:span text:style-name="T19">packages</text:span></text:p>
      <text:p text:style-name="P32"><text:span text:style-name="T16">sudo apt-get install gcc </text:span><text:span text:style-name="T17">make </text:span><text:span text:style-name="T16">perl</text:span></text:p>
      <text:p text:style-name="P21"/>
      <text:p text:style-name="P30">23 <text:span text:style-name="T18">Change directory and run additions program as root</text:span></text:p>
      <text:p text:style-name="P14">cd /cdrom</text:p>
      <text:p text:style-name="P14">sudo ./VboxLinuxAdditions.run</text:p>
      <text:p text:style-name="P14"/>
      <text:p text:style-name="P31">24. Once complete;</text:p>
      <text:p text:style-name="P14">sudo reboot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4"><text:soft-page-break/>SETTING UP SHARED FOLDERS</text:p>
      <text:p text:style-name="P14"/>
      <text:p text:style-name="P14">1. <text:span text:style-name="T10">Click on the virtual machine and go to Settings -&gt; Shared Folders</text:span></text:p>
      <text:p text:style-name="P31"/>
      <text:p text:style-name="P16">2. <text:span text:style-name="T10">Add the folder you wish to share<text:line-break/>(Green plus icon and then browse for folder)<text:line-break/>Tick the “Make Permanent” box and Save changes.</text:span></text:p>
      <text:p text:style-name="P36"/>
      <text:p text:style-name="P16">3. <text:span text:style-name="T14">alter /etc/fstab/</text:span></text:p>
      <text:p text:style-name="P17">sudo nano -w /etc/fstab</text:p>
      <text:p text:style-name="P33">add this line</text:p>
      <text:p text:style-name="P18">VBoxShare /media/host vboxsf defaults,uid=mal,gid=mal</text:p>
      <text:p text:style-name="P33">(VboxShare should be replaced with the file name you chose)</text:p>
      <text:p text:style-name="P33"/>
      <text:p text:style-name="P19">4. <text:span text:style-name="T10">Create the mount point</text:span></text:p>
      <text:p text:style-name="P19">sudo mkdir /media/host</text:p>
      <text:p text:style-name="P19"/>
      <text:p text:style-name="P20">5. <text:span text:style-name="T10">Alter /etc/modules/</text:span></text:p>
      <text:p text:style-name="P20">sudo nano -w /etc/modules</text:p>
      <text:p text:style-name="P34">On a new line, add;</text:p>
      <text:p text:style-name="P20">vboxsf</text:p>
      <text:p text:style-name="P34"/>
      <text:p text:style-name="P20">6. <text:span text:style-name="T10">Reboot and run mount to check it worked</text:span></text:p>
      <text:p text:style-name="P20">sudo reboot</text:p>
      <text:p text:style-name="P20">mount</text:p>
      <text:p text:style-name="P34">If you see “VboxShare on /media/host type vboxsf” then it worked :)</text:p>
      <text:p text:style-name="P20"/>
      <text:p text:style-name="P20">7. <text:span text:style-name="T10">Create a file in /media/host/ and check it also got created in VboxShare</text:span></text:p>
      <text:p text:style-name="P37">Check it worked the other way to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8:48:53.998597247</meta:creation-date>
    <dc:date>2022-04-27T10:39:00.120282090</dc:date>
    <meta:editing-duration>PT1H45M1S</meta:editing-duration>
    <meta:editing-cycles>27</meta:editing-cycles>
    <meta:generator>LibreOffice/6.4.7.2$Linux_X86_64 LibreOffice_project/40$Build-2</meta:generator>
    <meta:document-statistic meta:table-count="0" meta:image-count="0" meta:object-count="0" meta:page-count="3" meta:paragraph-count="79" meta:word-count="444" meta:character-count="2712" meta:non-whitespace-character-count="2344"/>
  </office:meta>
</office:document-meta>
</file>